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36">
      <style:table-cell-properties fo:border-bottom="0.74pt solid #000000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52" style:family="table-cell" style:parent-style-name="Default" style:data-style-name="N104"/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4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1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6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6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7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default-cell-style-name="ce5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office:value-type="string" calcext:value-type="string">
            <text:p>10-10-2022 de anlaşma yapıldı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üseyin Tüfek</text:p>
          </table:table-cell>
          <table:table-cell office:value-type="string" calcext:value-type="string">
            <text:p>30-11-2021 den itibaren süre başlatıldı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ynı fiyata 50 gün süre uzatımı yapıldı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04"/>
          <table:table-cell table:style-name="ce106" office:value-type="string" calcext:value-type="string">
            <text:p>tutar</text:p>
          </table:table-cell>
          <table:table-cell table:style-name="ce106" office:value-type="string" calcext:value-type="string">
            <text:p>ödeme</text:p>
          </table:table-cell>
          <table:table-cell table:style-name="ce110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style-name="ce48" office:value-type="date" office:date-value="2022-10-08" calcext:value-type="date">
            <text:p>08.10.2022</text:p>
          </table:table-cell>
          <table:table-cell table:style-name="ce105" office:value-type="string" calcext:value-type="string">
            <text:p>30-11-2022-29-11-23 kira bedeli</text:p>
          </table:table-cell>
          <table:table-cell table:style-name="ce107" office:value-type="float" office:value="42000" calcext:value-type="float">
            <text:p>42000</text:p>
          </table:table-cell>
          <table:table-cell table:style-name="ce107" table:formula="of:=SUM([.D8:.D12])" office:value-type="float" office:value="40000" calcext:value-type="float">
            <text:p>40000</text:p>
          </table:table-cell>
          <table:table-cell table:style-name="ce111" table:formula="of:=[.E13]" office:value-type="float" office:value="2000" calcext:value-type="float">
            <text:p>2.000,00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8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kit</text:p>
          </table:table-cell>
          <table:table-cell/>
          <table:table-cell office:value-type="float" office:value="20700" calcext:value-type="float">
            <text:p>20700</text:p>
          </table:table-cell>
          <table:table-cell table:formula="of:=[.C7]+[.C9]-[.D9]" office:value-type="float" office:value="21300" calcext:value-type="float">
            <text:p>21.3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10300" calcext:value-type="float">
            <text:p>10300</text:p>
          </table:table-cell>
          <table:table-cell table:formula="of:=[.E9]+[.C10]-[.D10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E10]+[.C11]-[.D11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1]+[.C12]-[.D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9" table:formula="of:=SUM([.D9:.D12])" office:value-type="float" office:value="40000" calcext:value-type="float">
            <text:p>40000</text:p>
          </table:table-cell>
          <table:table-cell table:style-name="ce112" table:formula="of:=[.E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style-name="ce37" office:value-type="date" office:date-value="2022-10-08" calcext:value-type="date">
            <text:p>08.10.2022</text:p>
          </table:table-cell>
          <table:table-cell office:value-type="string" calcext:value-type="string">
            <text:p>kira başlangıcı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8" office:value-type="date" office:date-value="2023-11-29" calcext:value-type="date">
            <text:p>29.11.2023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15]-[.A14]" office:value-type="float" office:value="417" calcext:value-type="float">
            <text:p>417</text:p>
          </table:table-cell>
          <table:table-cell office:value-type="string" calcext:value-type="string">
            <text:p>oturulacak gün sayısı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2" table:formula="of:=[.C7]/[.A16]" office:value-type="currency" office:currency="TRY" office:value="100.719424460432" calcext:value-type="currency">
            <text:p>₺100,72</text:p>
          </table:table-cell>
          <table:table-cell office:value-type="string" calcext:value-type="string">
            <text:p>TL günlük kir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table:formula="of:=[.C7]/365" office:value-type="float" office:value="115.068493150685" calcext:value-type="float">
            <text:p>115,07</text:p>
          </table:table-cell>
          <table:table-cell office:value-type="string" calcext:value-type="string">
            <text:p>TL günlük kira 365 gün hesabı ile</text:p>
          </table:table-cell>
          <table:table-cell table:style-name="ce3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23-09-20" calcext:value-type="date">
            <text:p>20.09.2023</text:p>
          </table:table-cell>
          <table:table-cell office:value-type="string" calcext:value-type="string">
            <text:p>boşaltma tarihi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formula="of:=[.A19]-[.A14]" office:value-type="float" office:value="347" calcext:value-type="float">
            <text:p>347</text:p>
          </table:table-cell>
          <table:table-cell office:value-type="string" calcext:value-type="string">
            <text:p>oturulan gün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8" table:formula="of:=[.A20]*[.A18]" office:value-type="currency" office:currency="TRY" office:value="39928.7671232877" calcext:value-type="currency">
            <text:p>₺39.928,77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8" table:formula="of:=[.D7]-[.A21]" office:value-type="currency" office:currency="TRY" office:value="71.2328767123327" calcext:value-type="currency">
            <text:p>₺71,23</text:p>
          </table:table-cell>
          <table:table-cell office:value-type="string" calcext:value-type="string">
            <text:p>iade tutarı </text:p>
          </table:table-cell>
          <table:table-cell table:style-name="ce3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14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14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21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ı Soyadı / Unvanı</text:p>
          </table:table-cell>
          <table:table-cell table:style-name="ce121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resi</text:p>
          </table:table-cell>
          <table:table-cell table:style-name="ce121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Dairesi</text:p>
          </table:table-cell>
          <table:table-cell table:style-name="ce12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No/TC Kimlik No</text:p>
          </table:table-cell>
          <table:table-cell table:style-name="ce121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1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2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Dairesi</text:p>
          </table:table-cell>
          <table:table-cell table:style-name="ce121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1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24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24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24"/>
          <table:table-cell table:style-name="ce31"/>
          <table:table-cell table:style-name="ce146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7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table-cell table:style-name="ce161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7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16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24"/>
          <table:table-cell table:style-name="ce31"/>
          <table:table-cell table:style-name="ce146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 table:number-columns-repeated="2"/>
          <table:covered-table-cell table:number-columns-repeated="7" table:style-name="ce157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7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table-cell table:style-name="ce161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1"/>
          <table:covered-table-cell table:number-columns-repeated="3" table:style-name="ce161"/>
          <table:covered-table-cell table:style-name="ce175"/>
          <table:table-cell table:style-name="ce17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146"/>
          <table:table-cell table:style-name="ce146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7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table-cell table:style-name="ce16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1"/>
          <table:covered-table-cell table:number-columns-repeated="3" table:style-name="ce167"/>
          <table:covered-table-cell table:style-name="ce17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146"/>
          <table:table-cell table:style-name="ce146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Default" table:number-columns-repeated="13"/>
          <table:table-cell table:number-columns-repeated="1009"/>
        </table:table-row>
        <table:table-row table:style-name="ro4" table:number-rows-repeated="1048438">
          <table:table-cell table:number-columns-repeated="1022"/>
        </table:table-row>
        <table:table-row table:style-name="ro5" table:number-rows-repeated="66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51">
      <number:minutes number:style="long"/>
      <number:text>:</number:text>
      <number:second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 </number:text>
      <number:am-pm/>
    </number:time-style>
    <number:number-style style:name="N155">
      <number:number number:decimal-places="0" number:min-decimal-places="0" number:min-integer-digits="0"/>
    </number:number-style>
    <number:date-style style:name="N126">
      <number:month number:textual="true"/>
      <number:text>.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enet_20_Taksit_20_Giriş" style:display-name="PageStyle_Senet Taksit Giriş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10-29T17:28:44.042011866</dc:date>
    <meta:editing-cycles>33</meta:editing-cycles>
    <meta:editing-duration>PT9H6M22S</meta:editing-duration>
    <meta:generator>LibreOffice/7.3.6.2$Linux_X86_64 LibreOffice_project/30$Build-2</meta:generator>
    <meta:document-statistic meta:table-count="4" meta:cell-count="15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